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 style:list-style-name="WWNum17"/>
    <style:style style:name="P4" style:family="paragraph" style:parent-style-name="List_20_Paragraph" style:list-style-name="WWNum18"/>
    <style:style style:name="P5" style:family="paragraph" style:parent-style-name="List_20_Paragraph" style:list-style-name="WWNum19"/>
    <style:style style:name="P6" style:family="paragraph" style:parent-style-name="List_20_Paragraph" style:list-style-name="WWNum21"/>
    <style:style style:name="P7" style:family="paragraph" style:parent-style-name="List_20_Paragraph" style:list-style-name="WWNum21">
      <style:text-properties officeooo:paragraph-rsid="00118ac1"/>
    </style:style>
    <style:style style:name="P8" style:family="paragraph" style:parent-style-name="List_20_Paragraph" style:list-style-name="WWNum26"/>
    <style:style style:name="P9" style:family="paragraph" style:parent-style-name="List_20_Paragraph" style:list-style-name="WWNum26">
      <style:text-properties officeooo:paragraph-rsid="0015c6b6"/>
    </style:style>
    <style:style style:name="P10" style:family="paragraph" style:parent-style-name="Standard">
      <style:paragraph-properties fo:padding-left="0.0555in" fo:padding-right="0.0555in" fo:padding-top="0.0138in" fo:padding-bottom="0.0138in" fo:border="0.51pt solid #000000" style:shadow="none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51pt solid #000000"/>
    </style:style>
    <style:style style:name="T1" style:family="text">
      <style:text-properties fo:color="#ff0000" loext:opacity="100%" fo:font-size="16pt" style:text-underline-style="solid" style:text-underline-width="auto" style:text-underline-color="font-color" fo:font-weight="bold" style:font-size-asian="16pt" style:font-weight-asian="bold"/>
    </style:style>
    <style:style style:name="T2" style:family="text">
      <style:text-properties fo:color="#ff0000" loext:opacity="100%" fo:font-size="16pt" style:text-underline-style="solid" style:text-underline-width="auto" style:text-underline-color="font-color" fo:font-weight="bold" officeooo:rsid="0001e7ee" style:font-size-asian="16pt" style:font-weight-asian="bold"/>
    </style:style>
    <style:style style:name="T3" style:family="text">
      <style:text-properties fo:color="#ff0000" loext:opacity="100%" fo:font-size="14pt" fo:font-weight="bold" style:font-size-asian="14pt" style:font-weight-asian="bold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226df" style:font-weight-asian="bold"/>
    </style:style>
    <style:style style:name="T7" style:family="text">
      <style:text-properties fo:font-weight="bold" officeooo:rsid="000276ff" style:font-weight-asian="bold"/>
    </style:style>
    <style:style style:name="T8" style:family="text">
      <style:text-properties fo:font-weight="bold" officeooo:rsid="0002b50b" style:font-weight-asian="bold"/>
    </style:style>
    <style:style style:name="T9" style:family="text">
      <style:text-properties fo:font-weight="bold" officeooo:rsid="00045671" style:font-weight-asian="bold"/>
    </style:style>
    <style:style style:name="T10" style:family="text">
      <style:text-properties fo:font-weight="bold" officeooo:rsid="0004a235" style:font-weight-asian="bold"/>
    </style:style>
    <style:style style:name="T11" style:family="text">
      <style:text-properties fo:font-weight="bold" officeooo:rsid="0005f50b" style:font-weight-asian="bold"/>
    </style:style>
    <style:style style:name="T12" style:family="text">
      <style:text-properties fo:font-weight="bold" officeooo:rsid="00069530" style:font-weight-asian="bold"/>
    </style:style>
    <style:style style:name="T13" style:family="text">
      <style:text-properties fo:font-weight="bold" officeooo:rsid="0007b14c" style:font-weight-asian="bold"/>
    </style:style>
    <style:style style:name="T14" style:family="text">
      <style:text-properties fo:font-weight="bold" officeooo:rsid="000823c9" style:font-weight-asian="bold"/>
    </style:style>
    <style:style style:name="T15" style:family="text">
      <style:text-properties fo:font-weight="bold" officeooo:rsid="00087cb1" style:font-weight-asian="bold"/>
    </style:style>
    <style:style style:name="T16" style:family="text">
      <style:text-properties fo:font-weight="bold" officeooo:rsid="000a6fb6" style:font-weight-asian="bold"/>
    </style:style>
    <style:style style:name="T17" style:family="text">
      <style:text-properties fo:font-weight="bold" officeooo:rsid="000b2834" style:font-weight-asian="bold"/>
    </style:style>
    <style:style style:name="T18" style:family="text">
      <style:text-properties fo:font-weight="bold" officeooo:rsid="000c15fd" style:font-weight-asian="bold"/>
    </style:style>
    <style:style style:name="T19" style:family="text">
      <style:text-properties fo:font-weight="bold" officeooo:rsid="000c90ad" style:font-weight-asian="bold"/>
    </style:style>
    <style:style style:name="T20" style:family="text">
      <style:text-properties fo:font-weight="bold" officeooo:rsid="000d7edc" style:font-weight-asian="bold"/>
    </style:style>
    <style:style style:name="T21" style:family="text">
      <style:text-properties fo:font-weight="bold" officeooo:rsid="000eb62e" style:font-weight-asian="bold"/>
    </style:style>
    <style:style style:name="T22" style:family="text">
      <style:text-properties fo:font-weight="bold" officeooo:rsid="000fbb51" style:font-weight-asian="bold"/>
    </style:style>
    <style:style style:name="T23" style:family="text">
      <style:text-properties fo:font-weight="bold" officeooo:rsid="00102a87" style:font-weight-asian="bold"/>
    </style:style>
    <style:style style:name="T24" style:family="text">
      <style:text-properties fo:font-weight="bold" officeooo:rsid="00118ac1" style:font-weight-asian="bold"/>
    </style:style>
    <style:style style:name="T25" style:family="text">
      <style:text-properties fo:font-weight="bold" officeooo:rsid="0014631f" style:font-weight-asian="bold"/>
    </style:style>
    <style:style style:name="T26" style:family="text">
      <style:text-properties fo:font-weight="bold" officeooo:rsid="0015c6b6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Name: </text:span><text:span text:style-name="T2">Hoang Nguyen</text:span></text:p>
      <text:p text:style-name="P10"><text:span text:style-name="T4">Assignment: Relational Model<text:tab/><text:tab/> <text:s text:c="41"/></text:span></text:p>
      <text:p text:style-name="P10"><text:bookmark text:name="_GoBack"/>For each relation provided in Excel files, identify:</text:p>
      <text:list text:style-name="WWNum1">
        <text:list-item>
          <text:p text:style-name="P1"><text:span text:style-name="T5">Primary key</text:span></text:p>
        </text:list-item>
        <text:list-item>
          <text:p text:style-name="P1"><text:span text:style-name="T5">Attributes</text:span></text:p>
        </text:list-item>
        <text:list-item>
          <text:p text:style-name="P1"><text:span text:style-name="T5">Foreign key(s)</text:span></text:p>
        </text:list-item>
        <text:list-item>
          <text:p text:style-name="P1"><text:span text:style-name="T5">Degree of the relation</text:span></text:p>
        </text:list-item>
        <text:list-item>
          <text:p text:style-name="P1"><text:span text:style-name="T5">Cardinality of the relation</text:span></text:p>
        </text:list-item>
      </text:list>
      <text:p text:style-name="P11"><text:span text:style-name="T3">Category:</text:span></text:p>
      <text:list text:style-name="WWNum3">
        <text:list-item>
          <text:p text:style-name="P2"><text:span text:style-name="T5">Primary key <text:s text:c="14"/>---------------- &gt; </text:span><text:span text:style-name="T6">cat_id</text:span></text:p>
        </text:list-item>
        <text:list-item>
          <text:p text:style-name="P2"><text:span text:style-name="T5">Attributes <text:s text:c="17"/>---------------- &gt; </text:span><text:span text:style-name="T7">cat_id, cat_desc</text:span></text:p>
        </text:list-item>
        <text:list-item>
          <text:p text:style-name="P2"><text:span text:style-name="T5">Foreign key(s) <text:s text:c="11"/>--------------- &gt; </text:span><text:span text:style-name="T7">N/A</text:span></text:p>
        </text:list-item>
        <text:list-item>
          <text:p text:style-name="P2"><text:span text:style-name="T5">Degree of the relation <text:s/>----------- &gt; </text:span><text:span text:style-name="T7">2</text:span></text:p>
        </text:list-item>
        <text:list-item>
          <text:p text:style-name="P2"><text:span text:style-name="T5">Cardinality of the relation <text:s/>------ &gt; </text:span><text:span text:style-name="T13">4</text:span></text:p>
        </text:list-item>
      </text:list>
      <text:p text:style-name="P11"><text:span text:style-name="T3">Color:</text:span></text:p>
      <text:list text:style-name="WWNum17">
        <text:list-item>
          <text:p text:style-name="P3"><text:span text:style-name="T5">Primary key <text:s text:c="14"/>---------------- &gt; </text:span><text:span text:style-name="T8">color</text:span></text:p>
        </text:list-item>
        <text:list-item>
          <text:p text:style-name="P3"><text:span text:style-name="T5">Attributes <text:s text:c="17"/>---------------- &gt; </text:span><text:span text:style-name="T8">color</text:span></text:p>
        </text:list-item>
        <text:list-item>
          <text:p text:style-name="P3"><text:span text:style-name="T5">Foreign key(s) <text:s text:c="11"/>--------------- &gt; </text:span><text:span text:style-name="T8">N/A</text:span></text:p>
        </text:list-item>
        <text:list-item>
          <text:p text:style-name="P3"><text:span text:style-name="T5">Degree of the relation <text:s/>----------- &gt; </text:span><text:span text:style-name="T8">1</text:span></text:p>
        </text:list-item>
        <text:list-item>
          <text:p text:style-name="P3"><text:span text:style-name="T5">Cardinality of the relation <text:s/>------ &gt; </text:span><text:span text:style-name="T8">1</text:span><text:span text:style-name="T12">2</text:span></text:p>
        </text:list-item>
      </text:list>
      <text:p text:style-name="P11"><text:span text:style-name="T3">Customer:</text:span></text:p>
      <text:list text:style-name="WWNum18">
        <text:list-item>
          <text:p text:style-name="P4"><text:span text:style-name="T5">Primary key <text:s text:c="14"/>---------------- &gt; </text:span><text:span text:style-name="T9">c_id</text:span></text:p>
        </text:list-item>
        <text:list-item>
          <text:p text:style-name="P4"><text:span text:style-name="T5">Attributes <text:s text:c="17"/>---------------- &gt; </text:span><text:span text:style-name="T9">c_id, c_last, c_first, c_mi, c_birthdate, c_address, c_city, c_state, c_zip, c_dphone, c_ephone, c_userid, c_password</text:span></text:p>
        </text:list-item>
        <text:list-item>
          <text:p text:style-name="P4"><text:span text:style-name="T5">Foreign key(s) <text:s text:c="11"/>--------------- &gt; </text:span><text:span text:style-name="T10">N/A</text:span></text:p>
        </text:list-item>
        <text:list-item>
          <text:p text:style-name="P4"><text:span text:style-name="T5">Degree of the relation <text:s/>----------- &gt; </text:span><text:span text:style-name="T10">13</text:span></text:p>
        </text:list-item>
        <text:list-item>
          <text:p text:style-name="P4"><text:span text:style-name="T5">Cardinality of the relation <text:s/>------ &gt; </text:span><text:span text:style-name="T11">6</text:span></text:p>
        </text:list-item>
      </text:list>
      <text:p text:style-name="P12"/>
      <text:p text:style-name="P13"><text:span text:style-name="T3">Inventory:</text:span></text:p>
      <text:list xml:id="list2360037656" text:style-name="WWNum19">
        <text:list-item>
          <text:p text:style-name="P5"><text:span text:style-name="T5">Primary key <text:s text:c="14"/>---------------- &gt; </text:span><text:span text:style-name="T14">inv_id</text:span></text:p>
        </text:list-item>
        <text:list-item>
          <text:p text:style-name="P5"><text:span text:style-name="T5">Attributes <text:s text:c="17"/>---------------- &gt; </text:span><text:span text:style-name="T14">inv_id, item_id, color, inv_size, inv_price, inv_qoh</text:span></text:p>
        </text:list-item>
        <text:list-item>
          <text:p text:style-name="P5"><text:span text:style-name="T5">Foreign key(s) <text:s text:c="11"/>--------------- &gt; </text:span><text:span text:style-name="T15">color, item_id</text:span></text:p>
        </text:list-item>
        <text:list-item>
          <text:p text:style-name="P5"><text:span text:style-name="T5">Degree of the relation <text:s/>----------- &gt; </text:span><text:span text:style-name="T15">6</text:span></text:p>
        </text:list-item>
        <text:list-item>
          <text:p text:style-name="P5"><text:span text:style-name="T5">Cardinality of the relation <text:s/>------ &gt; </text:span><text:span text:style-name="T15">32</text:span></text:p>
        </text:list-item>
      </text:list>
      <text:p text:style-name="P11"><text:span text:style-name="T3">Item:</text:span></text:p>
      <text:list xml:id="list602775567" text:style-name="WWNum21">
        <text:list-item>
          <text:p text:style-name="P6"><text:span text:style-name="T5">Primary key <text:s text:c="14"/>---------------- &gt; </text:span><text:span text:style-name="T16">item_id</text:span></text:p>
        </text:list-item>
        <text:list-item>
          <text:p text:style-name="P6"><text:span text:style-name="T5">Attributes <text:s text:c="17"/>---------------- &gt; </text:span><text:span text:style-name="T16">item_id, item_desc, cat_id, item_image</text:span></text:p>
        </text:list-item>
        <text:list-item>
          <text:p text:style-name="P6"><text:span text:style-name="T5">Foreign key(s) <text:s text:c="11"/>--------------- &gt; </text:span><text:span text:style-name="T16">cat_id</text:span></text:p>
        </text:list-item>
        <text:list-item>
          <text:p text:style-name="P6"><text:span text:style-name="T5">Degree of the relation <text:s/>----------- &gt; </text:span><text:span text:style-name="T16">4</text:span></text:p>
        </text:list-item>
        <text:list-item>
          <text:p text:style-name="P6"><text:span text:style-name="T5">Cardinality of the relation <text:s/>------ &gt; </text:span><text:span text:style-name="T16">7</text:span></text:p>
        </text:list-item>
      </text:list>
      <text:p text:style-name="P11"><text:span text:style-name="T3">Order_line:</text:span></text:p>
      <text:list xml:id="list2589523271" text:style-name="WWNum26">
        <text:list-item>
          <text:p text:style-name="P8"><text:span text:style-name="T5">Primary key <text:s text:c="14"/>---------------- &gt; </text:span><text:span text:style-name="T17">o_id, inv_id</text:span></text:p>
        </text:list-item>
        <text:list-item>
          <text:p text:style-name="P8"><text:span text:style-name="T5">Attributes <text:s text:c="17"/>---------------- &gt; </text:span><text:span text:style-name="T17">o_id, inv_id, ol_quantity</text:span></text:p>
        </text:list-item>
        <text:list-item>
          <text:p text:style-name="P8"><text:span text:style-name="T5">Foreign key(s) <text:s text:c="11"/>--------------- &gt; </text:span><text:span text:style-name="T20">o_id, </text:span><text:span text:style-name="T17">inv_id</text:span></text:p>
        </text:list-item>
        <text:list-item>
          <text:p text:style-name="P8"><text:span text:style-name="T5">Degree of the relation <text:s/>----------- &gt; </text:span><text:span text:style-name="T17">3</text:span></text:p>
        </text:list-item>
        <text:list-item>
          <text:p text:style-name="P8"><text:span text:style-name="T5">Cardinality of the relation <text:s/>------ &gt; </text:span><text:span text:style-name="T17">10</text:span></text:p>
        </text:list-item>
      </text:list>
      <text:p text:style-name="P11"><text:span text:style-name="T3">Order_Source:</text:span></text:p>
      <text:list xml:id="list135326311594357" text:continue-numbering="true" text:style-name="WWNum26">
        <text:list-item>
          <text:p text:style-name="P8"><text:span text:style-name="T5">Primary key <text:s text:c="14"/>---------------- &gt; </text:span><text:span text:style-name="T18">os_id</text:span></text:p>
        </text:list-item>
        <text:list-item>
          <text:p text:style-name="P8"><text:span text:style-name="T5">Attributes <text:s text:c="17"/>---------------- &gt; </text:span><text:span text:style-name="T18">os_id, os_desc</text:span></text:p>
        </text:list-item>
        <text:list-item>
          <text:p text:style-name="P8"><text:span text:style-name="T5">Foreign key(s) <text:s text:c="11"/>--------------- &gt; </text:span><text:span text:style-name="T18">N/A</text:span></text:p>
        </text:list-item>
        <text:list-item>
          <text:p text:style-name="P8"><text:span text:style-name="T5">Degree of the relation <text:s/>----------- &gt; </text:span><text:span text:style-name="T18">2</text:span></text:p>
        </text:list-item>
        <text:list-item>
          <text:p text:style-name="P8"><text:span text:style-name="T5">Cardinality of the relation <text:s/>------ &gt; </text:span><text:span text:style-name="T18">6</text:span></text:p>
        </text:list-item>
      </text:list>
      <text:p text:style-name="P11"><text:span text:style-name="T3">Orders:</text:span></text:p>
      <text:list xml:id="list135325759656106" text:continue-list="list602775567" text:style-name="WWNum21">
        <text:list-item>
          <text:p text:style-name="P6"><text:span text:style-name="T5">Primary key <text:s text:c="14"/>---------------- &gt; </text:span><text:span text:style-name="T19">o_id</text:span></text:p>
        </text:list-item>
        <text:list-item>
          <text:p text:style-name="P6"><text:span text:style-name="T5">Attributes <text:s text:c="17"/>---------------- &gt; </text:span><text:span text:style-name="T21">o_id, o_date, o_methpmt, c_id, os_id</text:span></text:p>
        </text:list-item>
        <text:list-item>
          <text:p text:style-name="P6"><text:span text:style-name="T5">Foreign key(s) <text:s text:c="11"/>--------------- &gt; </text:span><text:span text:style-name="T22">c_id, os_id</text:span></text:p>
        </text:list-item>
        <text:list-item>
          <text:p text:style-name="P7"><text:span text:style-name="T5">Degree of the relation <text:s/>----------- &gt; </text:span><text:span text:style-name="T23">5 </text:span></text:p>
        </text:list-item>
        <text:list-item>
          <text:p text:style-name="P7"><text:soft-page-break/><text:span text:style-name="T24">C</text:span><text:span text:style-name="T5">ardinality of the relation <text:s/>------ &gt; </text:span><text:span text:style-name="T23">6</text:span></text:p>
        </text:list-item>
      </text:list>
      <text:p text:style-name="P11"><text:span text:style-name="T3">Shipment:</text:span></text:p>
      <text:list xml:id="list135326024506850" text:continue-list="list135326311594357" text:style-name="WWNum26">
        <text:list-item>
          <text:p text:style-name="P8"><text:span text:style-name="T5">Primary key <text:s text:c="14"/>---------------- &gt; </text:span><text:span text:style-name="T25">ship_id</text:span></text:p>
        </text:list-item>
        <text:list-item>
          <text:p text:style-name="P8"><text:span text:style-name="T5">Attributes <text:s text:c="17"/>---------------- &gt; </text:span><text:span text:style-name="T25">ship_id, ship_date_expected</text:span></text:p>
        </text:list-item>
        <text:list-item>
          <text:p text:style-name="P8"><text:span text:style-name="T5">Foreign key(s) <text:s text:c="11"/>--------------- &gt; </text:span><text:span text:style-name="T25">N/A</text:span></text:p>
        </text:list-item>
        <text:list-item>
          <text:p text:style-name="P8"><text:span text:style-name="T5">Degree of the relation <text:s/>----------- &gt; </text:span><text:span text:style-name="T25">2</text:span></text:p>
        </text:list-item>
        <text:list-item>
          <text:p text:style-name="P8"><text:span text:style-name="T5">Cardinality of the relation <text:s/>------ &gt; </text:span><text:span text:style-name="T25">5</text:span></text:p>
        </text:list-item>
      </text:list>
      <text:p text:style-name="P11"><text:span text:style-name="T3">Shipment_Line:</text:span></text:p>
      <text:list xml:id="list135325495941736" text:continue-numbering="true" text:style-name="WWNum26">
        <text:list-item>
          <text:p text:style-name="P8"><text:span text:style-name="T5">Primary key <text:s text:c="14"/>---------------- &gt; </text:span><text:span text:style-name="T26">ship_id, inv_id</text:span></text:p>
        </text:list-item>
        <text:list-item>
          <text:p text:style-name="P8"><text:span text:style-name="T5">Attributes <text:s text:c="17"/>---------------- &gt; </text:span><text:span text:style-name="T26">ship_id, inv_id, sl_quantity, sl_date_recieved</text:span></text:p>
        </text:list-item>
        <text:list-item>
          <text:p text:style-name="P9"><text:span text:style-name="T5">Foreign key(s) <text:s text:c="11"/>--------------- &gt; </text:span><text:span text:style-name="T26">ship_id, inv_id</text:span></text:p>
        </text:list-item>
        <text:list-item>
          <text:p text:style-name="P8"><text:span text:style-name="T5">Degree of the relation <text:s/>----------- &gt; </text:span><text:span text:style-name="T26">4</text:span></text:p>
        </text:list-item>
        <text:list-item>
          <text:p text:style-name="P8"><text:span text:style-name="T5">Cardinality of the relation <text:s/>------ &gt; </text:span><text:span text:style-name="T26">1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formation Technology</meta:initial-creator>
    <meta:editing-cycles>50</meta:editing-cycles>
    <meta:creation-date>2012-09-29T22:51:00</meta:creation-date>
    <dc:date>2023-01-24T13:53:24.856692335</dc:date>
    <meta:editing-duration>PT1H8M21S</meta:editing-duration>
    <meta:generator>LibreOffice/7.4.4.2$Linux_X86_64 LibreOffice_project/40$Build-2</meta:generator>
    <meta:document-statistic meta:table-count="0" meta:image-count="0" meta:object-count="0" meta:page-count="3" meta:paragraph-count="68" meta:word-count="410" meta:character-count="3107" meta:non-whitespace-character-count="2335"/>
    <meta:user-defined meta:name="AppVersion">16.0000</meta:user-defined>
    <meta:user-defined meta:name="Company">Southern CT State University</meta:user-defined>
    <meta:template xlink:type="simple" xlink:actuate="onRequest" xlink:title="Normal" xlink:href=""/>
  </office:meta>
</office:document-meta>
</file>